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89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style:font-size-asian="36pt" style:font-size-complex="36pt"/>
    </style:style>
    <style:style style:name="P7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style:font-name="Segoe UI Semibold" fo:font-size="14pt" style:font-size-asian="14pt" style:font-size-complex="14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Segoe UI1" fo:font-size="34pt" fo:font-weight="bold" style:font-size-asian="34pt" style:font-weight-asian="bold" style:font-size-complex="34pt" style:font-weight-complex="bold"/>
    </style:style>
    <style:style style:name="T7" style:family="text">
      <style:text-properties style:font-name="Segoe UI Semibold" fo:font-size="14pt" style:font-size-asian="14pt" style:font-size-complex="14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819cm" svg:y="0.914cm">
          <draw:text-box>
            <text:p text:style-name="P1"><text:span text:style-name="T1">Hymn #540</text:span></text:p>
            <text:p text:style-name="P1"><text:span text:style-name="T2">“</text:span><text:span text:style-name="T2">Christ, the Word of God Incarnat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7.011cm" svg:x="1.778cm" svg:y="0.863cm">
          <draw:text-box>
            <text:p text:style-name="P1"><text:span text:style-name="T3">1. </text:span><text:span text:style-name="T4">Christ, the Word of God incarnate,</text:span><text:span text:style-name="T4"><text:line-break/></text:span><text:span text:style-name="T4">Lord and Son of Abraham;</text:span><text:span text:style-name="T4"><text:line-break/></text:span><text:span text:style-name="T4">Christ, the radiance of the Father,</text:span><text:span text:style-name="T4"><text:line-break/></text:span><text:span text:style-name="T4">Perfect God, the great I AM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5" draw:layer="layout" svg:width="24.892cm" svg:height="7.112cm" svg:x="1.524cm" svg:y="1.016cm">
          <draw:text-box>
            <text:p text:style-name="P1"><text:span text:style-name="T5">Christ, the light, You shine unvanquished,</text:span><text:span text:style-name="T4"><text:line-break/></text:span><text:span text:style-name="T4">Light and life You bring to all;</text:span><text:span text:style-name="T4"><text:line-break/></text:span><text:span text:style-name="T4">Light our path with Your own presence,</text:span><text:span text:style-name="T4"><text:line-break/></text:span><text:span text:style-name="T4">Grant us grace to heed Your ca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3" draw:text-style-name="P5" draw:layer="layout" svg:width="24.892cm" svg:height="7.011cm" svg:x="1.524cm" svg:y="0.961cm">
          <draw:text-box>
            <text:p text:style-name="P1"><text:span text:style-name="T3">2. </text:span><text:span text:style-name="T4">Christ, the living bread from heaven,</text:span><text:span text:style-name="T4"><text:line-break/></text:span><text:span text:style-name="T4">Food for body, food for soul;</text:span><text:span text:style-name="T4"><text:line-break/></text:span><text:span text:style-name="T4">Christ, the manna daily given,</text:span><text:span text:style-name="T4"><text:line-break/></text:span><text:span text:style-name="T4">Nourish, strengthen, make us who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3" draw:text-style-name="P5" draw:layer="layout" svg:width="24.892cm" svg:height="7.011cm" svg:x="1.585cm" svg:y="0.92cm">
          <draw:text-box>
            <text:p text:style-name="P1"><text:span text:style-name="T4">Feed us with the food of heaven,</text:span><text:span text:style-name="T4"><text:line-break/></text:span><text:span text:style-name="T4">Foretaste of the feast to be;</text:span><text:span text:style-name="T4"><text:line-break/></text:span><text:span text:style-name="T4">Quench our thirst with living water</text:span><text:span text:style-name="T4"><text:line-break/></text:span><text:span text:style-name="T4">Springing up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4" draw:text-style-name="P5" draw:layer="layout" svg:width="25.146cm" svg:height="7.112cm" svg:x="1.545cm" svg:y="0.854cm">
          <draw:text-box>
            <text:p text:style-name="P1"><text:span text:style-name="T3">3. </text:span><text:span text:style-name="T6">Christ, the shoot that springs triumphant</text:span><text:span text:style-name="T4"><text:line-break/></text:span><text:span text:style-name="T4">From the stump of Jesse’s tree;</text:span><text:span text:style-name="T4"><text:line-break/></text:span><text:span text:style-name="T4">Christ, true vine, You nurture branches</text:span><text:span text:style-name="T4"><text:line-break/></text:span><text:span text:style-name="T4">To bear fruit abundant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4" draw:text-style-name="P5" draw:layer="layout" svg:width="25.146cm" svg:height="7.112cm" svg:x="1.524cm" svg:y="0.762cm">
          <draw:text-box>
            <text:p text:style-name="P1"><text:span text:style-name="T4">Graft us into You, O Savior;</text:span><text:span text:style-name="T4"><text:line-break/></text:span><text:span text:style-name="T4">Prune our hearts so we remain</text:span><text:span text:style-name="T4"><text:line-break/></text:span><text:span text:style-name="T4">Fruitful branches in Your vineyard</text:span><text:span text:style-name="T4"><text:line-break/></text:span><text:span text:style-name="T4">Till eternal life we gain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>
        <office:forms form:automatic-focus="false" form:apply-design-mode="false"/>
        <draw:frame draw:style-name="gr5" draw:text-style-name="P6" draw:layer="layout" svg:width="24.892cm" svg:height="6.913cm" svg:x="1.524cm" svg:y="0.961cm">
          <draw:text-box>
            <text:p text:style-name="P1"><text:span text:style-name="T3">4. </text:span><text:span text:style-name="T4">Christ, our good and faithful shepherd,</text:span><text:span text:style-name="T4"><text:line-break/></text:span><text:span text:style-name="T4">Watching all Your lambs and sheep;</text:span><text:span text:style-name="T4"><text:line-break/></text:span><text:span text:style-name="T6">Christ, the gate that guards the sheepfold,</text:span><text:span text:style-name="T4"><text:line-break/></text:span><text:span text:style-name="T4">Never-failing vigil ke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>
        <office:forms form:automatic-focus="false" form:apply-design-mode="false"/>
        <draw:frame draw:style-name="gr3" draw:text-style-name="P6" draw:layer="layout" svg:width="24.892cm" svg:height="7.011cm" svg:x="1.524cm" svg:y="0.863cm">
          <draw:text-box>
            <text:p text:style-name="P1"><text:span text:style-name="T4">When we stray, Good Shepherd, seek us,</text:span><text:span text:style-name="T4"><text:line-break/></text:span><text:span text:style-name="T4">Find us, lift us, bear us home;</text:span><text:span text:style-name="T4"><text:line-break/></text:span><text:span text:style-name="T4">Lamb of God, our shepherd, keep us;</text:span><text:span text:style-name="T4"><text:line-break/></text:span><text:span text:style-name="T4">Let us hear Your voice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>
        <office:forms form:automatic-focus="false" form:apply-design-mode="false"/>
        <draw:frame draw:style-name="gr3" draw:text-style-name="P7" draw:layer="layout" svg:width="24.384cm" svg:height="7.011cm" svg:x="1.778cm" svg:y="1.016cm">
          <draw:text-box>
            <text:p text:style-name="P1"><text:span text:style-name="T3">5. </text:span><text:span text:style-name="T4">Christ, the way that leads unfailing</text:span><text:span text:style-name="T4"><text:line-break/></text:span><text:span text:style-name="T4">To the Father’s home on high,</text:span><text:span text:style-name="T4"><text:line-break/></text:span><text:span text:style-name="T4">Christ, the truth that frees the captive,</text:span><text:span text:style-name="T4"><text:line-break/></text:span><text:span text:style-name="T4">Christ, the life that cannot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7.011cm" svg:x="1.717cm" svg:y="0.752cm">
          <draw:text-box>
            <text:p text:style-name="P1"><text:span text:style-name="T4">Mediator to the Father,</text:span><text:span text:style-name="T4"><text:line-break/></text:span><text:span text:style-name="T4">Sacrifice and great High Priest:</text:span><text:span text:style-name="T4"><text:line-break/></text:span><text:span text:style-name="T4">Lead us to Your heav’nly mansions,</text:span><text:span text:style-name="T4"><text:line-break/></text:span><text:span text:style-name="T4">There to share Your wedding fe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>
        <office:forms form:automatic-focus="false" form:apply-design-mode="false"/>
        <draw:frame draw:style-name="gr3" draw:text-style-name="P8" draw:layer="layout" svg:width="24.384cm" svg:height="7.011cm" svg:x="1.778cm" svg:y="1.016cm">
          <draw:text-box>
            <text:p text:style-name="P1"><text:span text:style-name="T3">6. </text:span><text:span text:style-name="T4">Christ, the Alpha and Omega,</text:span><text:span text:style-name="T4"><text:line-break/></text:span><text:span text:style-name="T4">Christ, the firstborn from the dead,</text:span><text:span text:style-name="T4"><text:line-break/></text:span><text:span text:style-name="T4">Christ, the life and resurrection,</text:span><text:span text:style-name="T4"><text:line-break/></text:span><text:span text:style-name="T4">Christ, the Church’s glorious hea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30_25_20Wt._25_20Intro">
        <office:forms form:automatic-focus="false" form:apply-design-mode="false"/>
        <draw:frame draw:style-name="gr6" draw:text-style-name="P8" draw:layer="layout" svg:width="24.384cm" svg:height="12.739cm" svg:x="1.778cm" svg:y="1.016cm">
          <draw:text-box>
            <text:p text:style-name="P1"><text:span text:style-name="T4">Praise and thanks and adoration</text:span><text:span text:style-name="T4"><text:line-break/></text:span><text:span text:style-name="T4">And unending worship be</text:span><text:span text:style-name="T4"><text:line-break/></text:span><text:span text:style-name="T4">To the Father and the Spirit</text:span><text:span text:style-name="T4"><text:line-break/></text:span><text:span text:style-name="T4">And to You eternally.</text:span></text:p>
            <text:p text:style-name="P9"><text:span text:style-name="T7"><text:line-break/></text:span><text:span text:style-name="T7"/></text:p>
            <text:p text:style-name="P9"><text:span text:style-name="T8">© 2001 Steven P. Mueller.</text:span></text:p>
            <text:p text:style-name="P9"><text:span text:style-name="T8">Used by permission:</text:span></text:p>
            <text:p text:style-name="P9"><text:span text:style-name="T8">LSB Hymn License</text:span></text:p>
            <text:p text:style-name="P9"><text:span text:style-name="T8">.NET, no. 100011038.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4:58:31.934000000</meta:creation-date>
    <dc:title>bluwht blank</dc:title>
    <meta:editing-duration>PT6M34S</meta:editing-duration>
    <meta:editing-cycles>5</meta:editing-cycles>
    <meta:generator>LibreOffice/6.0.1.1$Windows_X86_64 LibreOffice_project/60bfb1526849283ce2491346ed2aa51c465abfe6</meta:generator>
    <dc:date>2018-04-25T10:56:58.029000000</dc:date>
    <meta:document-statistic meta:object-count="71"/>
  </office:meta>
</office:document-meta>
</file>